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5cm" fo:margin-bottom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5cm" fo:margin-bottom="0cm" fo:text-align="start" fo:text-indent="0cm"/>
    </style:style>
    <style:style style:name="P5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5.528cm" presentation:class="title" presentation:user-transformed="true">
          <draw:text-box>
            <text:p>Project Hawthorne</text:p>
          </draw:text-box>
        </draw:frame>
        <draw:frame presentation:style-name="pr2" draw:text-style-name="P2" draw:layer="layout" svg:width="24.4cm" svg:height="11.115cm" svg:x="1.4cm" svg:y="8.586cm" presentation:class="outline" presentation:user-transformed="true">
          <draw:text-box>
            <text:list text:style-name="L2">
              <text:list-header>
                <text:p text:style-name="P1">Regression analysi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2" draw:text-style-name="P5" draw:layer="layout" svg:width="17.4cm" svg:height="11.115cm" svg:x="1.4cm" svg:y="3.685cm" presentation:class="outline" presentation:user-transformed="true">
          <draw:text-box>
            <text:list text:style-name="L2">
              <text:list-header>
                <text:p text:style-name="P4">The key criteria for excellence in cocktail making:</text:p>
              </text:list-header>
              <text:list-item>
                <text:p text:style-name="P4">An eye catching or descriptive name.</text:p>
              </text:list-item>
              <text:list-item>
                <text:p text:style-name="P4">Quality ingredients in a unique formulation.</text:p>
              </text:list-item>
              <text:list-item>
                <text:p text:style-name="P4">A memorable story or interesting inspiration.</text:p>
              </text:list-item>
              <text:list-item>
                <text:p text:style-name="P4">The look.</text:p>
              </text:list-item>
              <text:list-item>
                <text:p text:style-name="P4">The purpose.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makes a recipe popular?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simplest recipes are the most popular.</text:p>
              </text:list-item>
              <text:list-item>
                <text:p>Drinks containing familiar ingredients are more popular than those with unusual ingredients.</text:p>
              </text:list-item>
              <text:list-item>
                <text:p>Alcoholic drinks are more popular than non-alcoholic drink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18:17:08.389784875</meta:creation-date>
    <dc:date>2021-08-03T18:25:34.093901905</dc:date>
    <meta:editing-duration>PT8M26S</meta:editing-duration>
    <meta:editing-cycles>1</meta:editing-cycles>
    <meta:document-statistic meta:object-count="33"/>
    <meta:generator>LibreOffice/6.4.7.2$Linux_X86_64 LibreOffice_project/40$Build-2</meta:generator>
  </office:meta>
</office:document-meta>
</file>